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paragraph-properties fo:break-before="page"/>
    </style:style>
    <style:style style:name="P3" style:family="paragraph" style:parent-style-name="Heading_20_1">
      <style:paragraph-properties fo:break-before="pag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lab 4 – Particle simulation</text:p>
      <text:h text:style-name="Heading_20_1" text:outline-level="1">Description</text:h>
      <text:p text:style-name="Text_20_body">The first thing we do is to assign a part of the original box to each thread. This is done by using MPI_Dims_create() and results in a 2d topology with equal box size for each thread and as close distance as possible between boxes. This means that 3 threads gets the dimensions 3x1, 8 threads gets the dimensions 4x2 and 9 threads gets the dimensions 3x3. An improvement we could make upon this is to set the dimension with more elements to correspond to the longest side of the box, but since we now have only used a box with equal length sides we didn't deem it necessary to implement.</text:p>
      <text:p text:style-name="Text_20_body">After this each thread calculates who theirs neighbors are. We only store the neighbors to the north, south, east and west, no diagonal neighbors since we deemed that the event of a particle that moves to the diagonal neighbors is rare enough to be assumed as impossible. This saves both communication and calculations.</text:p>
      <text:p text:style-name="Text_20_body">Then we initialize the particles and here we let each thread create their own particles so we get an even distribution from the start. The particles are stored in a linked list for ease of adding and removing and since we only deal with sequential access, it is optimal in that regard too.</text:p>
      <text:p text:style-name="Text_20_body">After that we enter the main loop which we execute a set amount of times. Here we begin by for each particle first check for wall collisions and if no wall collision we check for particle – particle collision. In case of any collision, the involved particle/particles are moved to a different list to prevent any further comparison for collisions. Any particle that are left in the original particle list are then moved with feuler(). In case of wall collision, we also store the generated momentum for the final calculation.</text:p>
      <text:p text:style-name="Text_20_body">After all particles have been moved/collided we begin the communication phase. This begins by looking at all particles that are now outside of the threads box bounds and are then moved to an appropriate array, i.e if the particle moved north it is moved to the array corresponding to the north neighbor. We chose arrays here since the are easy to handle with MPI_Send() due to them being contiguous in memory. We then send the arrays to the corresponding neighbors with <text:s/>unblocking send and then we perform blocking receives afterwards on all neighbors if they have data.</text:p>
      <text:p text:style-name="Text_20_body">After this, we move back the collided particles to the original particle list and restart the main loop.</text:p>
      <text:p text:style-name="Text_20_body">When all iterations have completed, we do a reduce on the momentum from all threads and sum them up in thread 0. It then makes the necessary calculations to get the pressure.</text:p>
      <text:h text:style-name="Heading_20_2" text:outline-level="2">Particle distribution</text:h>
      <text:p text:style-name="Text_20_body">The distribution we use does seem to be even when it comes to load balancing in the computation part of the algorithm. The number of particles remains very close to the initial amount of particles even at the final iteration. </text:p>
      <text:p text:style-name="Text_20_body">The communication is a bit unevenly distributed however. Take the example of 9 threads. This gives us one thread in the middle of the 3x3 setup and it has 4 neighbors. The corner threads only have 2 neighbors each. Our measurements show that the number of particles crossing over to the neighbors are equal for all threads and all directions. The thread in the middle then have twice the amount of communication in each iteration. However our measurements for particle crossings shows that for 4 <text:soft-page-break/>threads with 10000 particles each in a 10000x10000 box we only get about 15 particles crossing in each direction per iteration. Since the messages are so small, a big part of the imbalance is due to the middle process with 4 neighbors have to send and receive more data, with the associated overhead. It is therefore not too grave of an imbalance.</text:p>
      <text:h text:style-name="Heading_20_2" text:outline-level="2">Correctness</text:h>
      <text:p text:style-name="Text_20_body">The ideal gas law says that</text:p>
      <text:p text:style-name="Text_20_body"><draw:frame draw:style-name="fr2" draw:name="Object1" text:anchor-type="as-char" svg:y="-0.1484in" svg:width="0.7634in" svg:height="0.1839in" draw:z-index="6"><draw:object xlink:href="./Object 7" xlink:type="simple" xlink:show="embed" xlink:actuate="onLoad"/><draw:image xlink:href="./ObjectReplacements/Object 7" xlink:type="simple" xlink:show="embed" xlink:actuate="onLoad"/></draw:frame></text:p>
      <text:p text:style-name="Text_20_body">by dividing with n we get</text:p>
      <text:p text:style-name="Text_20_body"><draw:frame draw:style-name="fr2" draw:name="Object2" text:anchor-type="as-char" svg:y="-0.2437in" svg:width="0.7201in" svg:height="0.3929in" draw:z-index="7"><draw:object xlink:href="./Object 8" xlink:type="simple" xlink:show="embed" xlink:actuate="onLoad"/><draw:image xlink:href="./ObjectReplacements/Object 8" xlink:type="simple" xlink:show="embed" xlink:actuate="onLoad"/></draw:frame></text:p>
      <text:p text:style-name="Text_20_body">Since the temperature only depends on particle movement in our case, that means that if we vary the number of particles and the volume, RT should remain relatively constant.</text:p>
      <text:p text:style-name="Text_20_body">Keeping the maximum initial velocity at 50 and varying the volume and number of particles we get a value of RT at about 400, varying with about 20 each run. This is what we expected.</text:p>
      <text:h text:style-name="Heading_20_1" text:outline-level="1">Execution times</text:h>
      <text:p text:style-name="Text_20_body">In the first test, we varied the number of threads, keeping the number of particles at 10000 across all threads. In illustration 1, note the logarithmic scale, we see that we get an quadratic improvement in execution time. This is expected, since the collision between particles requires <draw:frame draw:style-name="fr2" draw:name="Object3" text:anchor-type="as-char" svg:y="-0.172in" svg:width="0.222in" svg:height="0.2075in" draw:z-index="8"><draw:object xlink:href="./Object 9" xlink:type="simple" xlink:show="embed" xlink:actuate="onLoad"/><draw:image xlink:href="./ObjectReplacements/Object 9" xlink:type="simple" xlink:show="embed" xlink:actuate="onLoad"/></draw:frame>comparisons if there are no collisions. With more threads, we split the particles between the threads and gains a speed up due to the reduced number of possible collisions in each thread, as well as the increased computation power from the other threads.</text:p>
      <text:p text:style-name="Text_20_body"><draw:frame draw:style-name="fr1" draw:name="Ram4" text:anchor-type="as-char" svg:width="3.8374in" draw:z-index="9"><draw:text-box fo:min-height="2.3165in"><text:p text:style-name="Illustration"><draw:frame draw:style-name="fr3" draw:name="Objekt4" text:anchor-type="paragraph" svg:x="0.0016in" svg:y="0.0008in" svg:width="3.8374in" style:rel-width="100%" svg:height="2.3165in" style:rel-height="scale" draw:z-index="10"><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Variable number of threads. Number of particles in total set to 10000.</text:p></draw:text-box></draw:frame></text:p>
      <text:p text:style-name="Text_20_body"/>
      <text:p text:style-name="Text_20_body"/>
      <text:p text:style-name="P2">In the second test we varied the number of particles and kept the number of threads constant at 4. As it shows in illustration 2, we get the opposite behavior compared to the first test as expected for the same reasons as before.</text:p>
      <text:p text:style-name="Text_20_body"><draw:frame draw:style-name="fr1" draw:name="Ram5" text:anchor-type="as-char" svg:width="3.911in" draw:z-index="11"><draw:text-box fo:min-height="2.4146in"><text:p text:style-name="Illustration"><draw:frame draw:style-name="fr3" draw:name="Objekt5" text:anchor-type="paragraph" svg:x="0.0016in" svg:y="0.0008in" svg:width="3.911in" style:rel-width="100%" svg:height="2.4146in" style:rel-height="scale" draw:z-index="12"><draw:object xlink:href="./Object 5" xlink:type="simple" xlink:show="embed" xlink:actuate="onLoad"/><draw:image xlink:href="./ObjectReplacements/Object 5" xlink:type="simple" xlink:show="embed" xlink:actuate="onLoad"/></draw:frame>Illustration <text:sequence text:ref-name="refIllustration1" text:name="Illustration" text:formula="ooow:Illustration+1" style:num-format="1">2</text:sequence>: Variable number of particles. Number of threads set to 4.</text:p></draw:text-box></draw:frame></text:p>
      <text:p text:style-name="Text_20_body">In the third test, we keep the number of particles per processor constant, i.e we increase the number of processors and the number of particles at the same rate. From illustration 3 we see that the execution time slowly increases and is even lower in the last data point. We would expect to see an almost constant execution time due to the particles per thread is kept constant, but the increase is most probably due to increased communication.</text:p>
      <text:p text:style-name="Text_20_body"><draw:frame draw:style-name="fr1" draw:name="Ram6" text:anchor-type="as-char" svg:width="3.8484in" draw:z-index="13"><draw:text-box fo:min-height="2.4366in"><text:p text:style-name="Illustration"><draw:frame draw:style-name="fr3" draw:name="Objekt6" text:anchor-type="paragraph" svg:x="0.0016in" svg:y="0.0008in" svg:width="3.8484in" style:rel-width="100%" svg:height="2.4366in" style:rel-height="scale" draw:z-index="14"><draw:object xlink:href="./Object 6" xlink:type="simple" xlink:show="embed" xlink:actuate="onLoad"/><draw:image xlink:href="./ObjectReplacements/Object 6" xlink:type="simple" xlink:show="embed" xlink:actuate="onLoad"/></draw:frame>Illustration <text:sequence text:ref-name="refIllustration2" text:name="Illustration" text:formula="ooow:Illustration+1" style:num-format="1">3</text:sequence>: Both variable number of threads and number of particles. T = threads, P = particles.</text:p></draw:text-box></draw:frame></text:p>
      <text:p text:style-name="Text_20_body"/>
      <text:p text:style-name="Text_20_body"/>
      <text:h text:style-name="P3" text:outline-level="1">Appendix</text:h>
      <text:p text:style-name="Text_20_body"/>
      <text:p text:style-name="Text_20_body"><draw:frame draw:style-name="fr1" draw:name="Ram1" text:anchor-type="as-char" svg:width="1.778in" draw:z-index="0"><draw:text-box fo:min-height="0.8992in"><text:p text:style-name="Table"><draw:frame draw:style-name="fr3" draw:name="Objekt1" text:anchor-type="paragraph" svg:x="0.0016in" svg:y="0.0008in" svg:width="1.778in" style:rel-width="100%" svg:height="0.8984in"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Variable number of threads. Number of particles in total set to 10000.</text:p></draw:text-box></draw:frame></text:p>
      <text:p text:style-name="Text_20_body"/>
      <text:p text:style-name="Text_20_body"><draw:frame draw:style-name="fr1" draw:name="Ram2" text:anchor-type="as-char" svg:width="1.778in" draw:z-index="2"><draw:text-box fo:min-height="0.8972in"><text:p text:style-name="Table"><draw:frame draw:style-name="fr3" draw:name="Objekt2" text:anchor-type="paragraph" svg:x="0.0016in" svg:y="0.0008in" svg:width="1.778in" style:rel-width="100%" svg:height="0.898in" style:rel-height="scale" draw:z-index="3"><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Variable number of particles. Number of threads set to 4.</text:p></draw:text-box></draw:frame></text:p>
      <text:p text:style-name="Text_20_body"/>
      <text:p text:style-name="Text_20_body"><draw:frame draw:style-name="fr1" draw:name="Ram3" text:anchor-type="as-char" svg:width="1.7783in" draw:z-index="4"><draw:text-box fo:min-height="0.8925in"><text:p text:style-name="Table"><draw:frame draw:style-name="fr3" draw:name="Objekt3" text:anchor-type="paragraph" svg:x="0.0016in" svg:y="0.0008in" svg:width="1.7783in" style:rel-width="100%" svg:height="0.8925in" style:rel-height="scale" draw:z-index="5"><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Both variable number of threads and number of particles. T = threads, P = particl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Authors: Filip Källström filka786; Emil Lindberg emili903<text:tab/>Date: <text:date style:data-style-name="N84" text:date-value="2013-05-21T23:13:27">2013-05-21</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0T16:14:39</meta:creation-date>
    <dc:date>2013-05-21T23:13:27</dc:date>
    <meta:editing-duration>PT50M41S</meta:editing-duration>
    <meta:editing-cycles>9</meta:editing-cycles>
    <meta:generator>LibreOffice/3.5$Linux_X86_64 LibreOffice_project/350m1$Build-2</meta:generator>
    <meta:document-statistic meta:table-count="0" meta:image-count="0" meta:object-count="9" meta:page-count="4" meta:paragraph-count="37" meta:word-count="1035" meta:character-count="5940" meta:non-whitespace-character-count="49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69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ce2"/>
        <table:table-row table:style-name="ro1">
          <table:table-cell table:style-name="ce1" office:value-type="string">
            <text:p>Threads</text:p>
          </table:table-cell>
          <table:table-cell office:value-type="string">
            <text:p>Time (s)</text:p>
          </table:table-cell>
        </table:table-row>
        <table:table-row table:style-name="ro2">
          <table:table-cell office:value-type="float" office:value="1">
            <text:p>1</text:p>
          </table:table-cell>
          <table:table-cell office:value-type="float" office:value="70.6227">
            <text:p>70,6227</text:p>
          </table:table-cell>
        </table:table-row>
        <table:table-row table:style-name="ro2">
          <table:table-cell office:value-type="float" office:value="2">
            <text:p>2</text:p>
          </table:table-cell>
          <table:table-cell office:value-type="float" office:value="13.6821">
            <text:p>13,6821</text:p>
          </table:table-cell>
        </table:table-row>
        <table:table-row table:style-name="ro2">
          <table:table-cell office:value-type="float" office:value="4">
            <text:p>4</text:p>
          </table:table-cell>
          <table:table-cell office:value-type="float" office:value="2.93859">
            <text:p>2,93859</text:p>
          </table:table-cell>
        </table:table-row>
        <table:table-row table:style-name="ro2">
          <table:table-cell office:value-type="float" office:value="8">
            <text:p>8</text:p>
          </table:table-cell>
          <table:table-cell office:value-type="float" office:value="0.958379">
            <text:p>0,9583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sv" fo:country="S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45:45.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6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3" table:default-cell-style-name="Default"/>
        <table:table-column table:style-name="co1" table:number-columns-repeated="2" table:default-cell-style-name="ce2"/>
        <table:table-row table:style-name="ro1">
          <table:table-cell table:number-columns-repeated="3"/>
          <table:table-cell table:style-name="ce1" office:value-type="string">
            <text:p>Particles</text:p>
          </table:table-cell>
          <table:table-cell office:value-type="string">
            <text:p>Time (s)</text:p>
          </table:table-cell>
        </table:table-row>
        <table:table-row table:style-name="ro2">
          <table:table-cell table:number-columns-repeated="3"/>
          <table:table-cell office:value-type="float" office:value="4000">
            <text:p>4000</text:p>
          </table:table-cell>
          <table:table-cell office:value-type="float" office:value="0.445412">
            <text:p>0,445412</text:p>
          </table:table-cell>
        </table:table-row>
        <table:table-row table:style-name="ro2">
          <table:table-cell table:number-columns-repeated="3"/>
          <table:table-cell office:value-type="float" office:value="8000">
            <text:p>8000</text:p>
          </table:table-cell>
          <table:table-cell office:value-type="float" office:value="1.80334">
            <text:p>1,80334</text:p>
          </table:table-cell>
        </table:table-row>
        <table:table-row table:style-name="ro2">
          <table:table-cell table:number-columns-repeated="3"/>
          <table:table-cell office:value-type="float" office:value="16000">
            <text:p>16000</text:p>
          </table:table-cell>
          <table:table-cell office:value-type="float" office:value="8.58742">
            <text:p>8,58742</text:p>
          </table:table-cell>
        </table:table-row>
        <table:table-row table:style-name="ro2">
          <table:table-cell table:number-columns-repeated="3"/>
          <table:table-cell office:value-type="float" office:value="32000">
            <text:p>32000</text:p>
          </table:table-cell>
          <table:table-cell office:value-type="float" office:value="48.1273">
            <text:p>48,127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sv" fo:country="S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48:0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1" table:number-columns-repeated="2" table:default-cell-style-name="ce2"/>
        <table:table-row table:style-name="ro1">
          <table:table-cell table:number-columns-repeated="6"/>
          <table:table-cell table:style-name="ce1" office:value-type="string">
            <text:p>All</text:p>
          </table:table-cell>
          <table:table-cell/>
        </table:table-row>
        <table:table-row table:style-name="ro1">
          <table:table-cell table:number-columns-repeated="6"/>
          <table:table-cell office:value-type="string">
            <text:p>T=1 P=4000</text:p>
          </table:table-cell>
          <table:table-cell office:value-type="float" office:value="7.00667">
            <text:p>7,00667</text:p>
          </table:table-cell>
        </table:table-row>
        <table:table-row table:style-name="ro1">
          <table:table-cell table:number-columns-repeated="6"/>
          <table:table-cell office:value-type="string">
            <text:p>T=2 P=8000</text:p>
          </table:table-cell>
          <table:table-cell office:value-type="float" office:value="8.04693">
            <text:p>8,04693</text:p>
          </table:table-cell>
        </table:table-row>
        <table:table-row table:style-name="ro1">
          <table:table-cell table:number-columns-repeated="6"/>
          <table:table-cell office:value-type="string">
            <text:p>T=4 P=16000</text:p>
          </table:table-cell>
          <table:table-cell office:value-type="float" office:value="8.77309">
            <text:p>8,77309</text:p>
          </table:table-cell>
        </table:table-row>
        <table:table-row table:style-name="ro1">
          <table:table-cell table:number-columns-repeated="6"/>
          <table:table-cell office:value-type="string">
            <text:p>T=8 P=32000</text:p>
          </table:table-cell>
          <table:table-cell office:value-type="float" office:value="8.162078">
            <text:p>8,16207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sv" fo:country="S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51:1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46cm" svg:height="5.884cm" xlink:href="." xlink:type="simple" chart:class="chart:bar" chart:style-name="ch1">
        <chart:plot-area chart:style-name="ch2" chart:data-source-has-labels="both" svg:x="1.205cm" svg:y="0.603cm" svg:width="8.153cm" svg:height="4.183cm">
          <chartooo:coordinate-region svg:x="2.012cm" svg:y="0.802cm" svg:width="7.346cm" svg:height="3.337cm"/>
          <chart:axis chart:dimension="x" chart:name="primary-x" chart:style-name="ch3" chartooo:axis-type="auto">
            <chartooo:date-scale/>
            <chart:title svg:x="4.628cm" svg:y="4.903cm" chart:style-name="ch4">
              <text:p>Threads</text:p>
            </chart:title>
            <chart:categories table:cell-range-address="local-table.$A$2:.$A$5"/>
          </chart:axis>
          <chart:axis chart:dimension="y" chart:name="primary-y" chart:style-name="ch5">
            <chart:title svg:x="0.451cm" svg:y="3.333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 B</text:p>
              </table:table-cell>
            </table:table-row>
          </table:table-header-rows>
          <table:table-rows>
            <table:table-row>
              <table:table-cell office:value-type="float" office:value="1">
                <text:p/>
              </table:table-cell>
              <table:table-cell office:value-type="float" office:value="70.6227">
                <text:p>70.6227</text:p>
              </table:table-cell>
            </table:table-row>
            <table:table-row>
              <table:table-cell office:value-type="float" office:value="2">
                <text:p/>
              </table:table-cell>
              <table:table-cell office:value-type="float" office:value="13.6821">
                <text:p>13.6821</text:p>
              </table:table-cell>
            </table:table-row>
            <table:table-row>
              <table:table-cell office:value-type="float" office:value="4">
                <text:p/>
              </table:table-cell>
              <table:table-cell office:value-type="float" office:value="2.93859">
                <text:p>2.93859</text:p>
              </table:table-cell>
            </table:table-row>
            <table:table-row>
              <table:table-cell office:value-type="float" office:value="8">
                <text:p>10</text:p>
              </table:table-cell>
              <table:table-cell office:value-type="float" office:value="0.958379">
                <text:p>0.95837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33cm" svg:height="6.132cm" xlink:href="." xlink:type="simple" chart:class="chart:bar" chart:style-name="ch1">
        <chart:plot-area chart:style-name="ch2" chart:data-source-has-labels="both" svg:x="1.209cm" svg:y="0.623cm" svg:width="8.328cm" svg:height="4.406cm">
          <chartooo:coordinate-region svg:x="2.016cm" svg:y="0.822cm" svg:width="7.521cm" svg:height="3.56cm"/>
          <chart:axis chart:dimension="x" chart:name="primary-x" chart:style-name="ch3" chartooo:axis-type="auto">
            <chartooo:date-scale/>
            <chart:title svg:x="4.694cm" svg:y="5.151cm" chart:style-name="ch4">
              <text:p>Particles</text:p>
            </chart:title>
            <chart:categories table:cell-range-address="local-table.$A$2:.$A$5"/>
          </chart:axis>
          <chart:axis chart:dimension="y" chart:name="primary-y" chart:style-name="ch5">
            <chart:title svg:x="0.451cm" svg:y="3.465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 E</text:p>
              </table:table-cell>
            </table:table-row>
          </table:table-header-rows>
          <table:table-rows>
            <table:table-row>
              <table:table-cell office:value-type="float" office:value="4000">
                <text:p>4000</text:p>
              </table:table-cell>
              <table:table-cell office:value-type="float" office:value="0.445412">
                <text:p>0.445412</text:p>
              </table:table-cell>
            </table:table-row>
            <table:table-row>
              <table:table-cell office:value-type="float" office:value="8000">
                <text:p>8000</text:p>
              </table:table-cell>
              <table:table-cell office:value-type="float" office:value="1.80334">
                <text:p>1.80334</text:p>
              </table:table-cell>
            </table:table-row>
            <table:table-row>
              <table:table-cell office:value-type="float" office:value="16000">
                <text:p>16000</text:p>
              </table:table-cell>
              <table:table-cell office:value-type="float" office:value="8.58742">
                <text:p>8.58742</text:p>
              </table:table-cell>
            </table:table-row>
            <table:table-row>
              <table:table-cell office:value-type="float" office:value="32000">
                <text:p>32000</text:p>
              </table:table-cell>
              <table:table-cell office:value-type="float" office:value="48.1273">
                <text:p>48.127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75cm" svg:height="6.189cm" xlink:href="." xlink:type="simple" chart:class="chart:bar" chart:style-name="ch1">
        <chart:plot-area chart:style-name="ch2" chart:data-source-has-labels="both" svg:x="1.206cm" svg:y="0.627cm" svg:width="8.179cm" svg:height="4.458cm">
          <chartooo:coordinate-region svg:x="1.827cm" svg:y="0.827cm" svg:width="7.368cm" svg:height="3.213cm"/>
          <chart:axis chart:dimension="x" chart:name="primary-x" chart:style-name="ch3" chartooo:axis-type="auto">
            <chartooo:date-scale/>
            <chart:title svg:x="3.663cm" svg:y="5.208cm" chart:style-name="ch4">
              <text:p>T=threads P=particles</text:p>
            </chart:title>
            <chart:categories table:cell-range-address="local-table.$A$2:.$A$5"/>
          </chart:axis>
          <chart:axis chart:dimension="y" chart:name="primary-y" chart:style-name="ch5">
            <chart:title svg:x="0.451cm" svg:y="3.495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 H</text:p>
              </table:table-cell>
            </table:table-row>
          </table:table-header-rows>
          <table:table-rows>
            <table:table-row>
              <table:table-cell office:value-type="string">
                <text:p>T=1 P=4000</text:p>
              </table:table-cell>
              <table:table-cell office:value-type="float" office:value="7.00667">
                <text:p>7.00667</text:p>
              </table:table-cell>
            </table:table-row>
            <table:table-row>
              <table:table-cell office:value-type="string">
                <text:p>T=2 P=8000</text:p>
              </table:table-cell>
              <table:table-cell office:value-type="float" office:value="8.04693">
                <text:p>8.04693</text:p>
              </table:table-cell>
            </table:table-row>
            <table:table-row>
              <table:table-cell office:value-type="string">
                <text:p>T=4 P=16000</text:p>
              </table:table-cell>
              <table:table-cell office:value-type="float" office:value="8.77309">
                <text:p>8.77309</text:p>
              </table:table-cell>
            </table:table-row>
            <table:table-row>
              <table:table-cell office:value-type="string">
                <text:p>T=8 P=32000</text:p>
              </table:table-cell>
              <table:table-cell office:value-type="float" office:value="8.162078">
                <text:p>8.1620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math xmlns="http://www.w3.org/1998/Math/MathML">
  <semantics>
    <mrow>
      <mrow>
        <mi mathvariant="italic">pV</mi>
        <mo stretchy="false">=</mo>
        <mi mathvariant="italic">nRT</mi>
      </mrow>
    </mrow>
    <annotation encoding="StarMath 5.0">pV = nRT</annotation>
  </semantics>
</math>
</file>

<file path=Object 8/content.xml><?xml version="1.0" encoding="utf-8"?>
<math xmlns="http://www.w3.org/1998/Math/MathML">
  <semantics>
    <mrow>
      <mrow>
        <mfrac>
          <mrow>
            <mi mathvariant="italic">pV</mi>
          </mrow>
          <mrow>
            <mi>n</mi>
          </mrow>
        </mfrac>
        <mo stretchy="false">=</mo>
        <mi mathvariant="italic">RT</mi>
      </mrow>
    </mrow>
    <annotation encoding="StarMath 5.0">{pV} over {n} = RT </annotation>
  </semantics>
</math>
</file>

<file path=Object 9/content.xml><?xml version="1.0" encoding="utf-8"?>
<math xmlns="http://www.w3.org/1998/Math/MathML">
  <semantics>
    <mrow>
      <msup>
        <mi>n</mi>
        <mrow>
          <mn>2</mn>
        </mrow>
      </msup>
    </mrow>
    <annotation encoding="StarMath 5.0">n^{2}</annotation>
  </semantics>
</math>
</file>